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891cm" table:align="right"/>
    </style:style>
    <style:style style:name="Table13.A" style:family="table-column">
      <style:table-column-properties style:column-width="18.891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18.918cm" table:align="margins"/>
    </style:style>
    <style:style style:name="Tabelle11.A" style:family="table-column">
      <style:table-column-properties style:column-width="18.918cm" style:rel-column-width="65535*"/>
    </style:style>
    <style:style style:name="Tabelle11.A1" style:family="table-cell">
      <style:table-cell-properties fo:padding="0.097cm" fo:border="0.002cm solid #000000"/>
    </style:style>
    <style:style style:name="Tabelle15" style:family="table">
      <style:table-properties style:width="18.918cm" table:align="margins"/>
    </style:style>
    <style:style style:name="Tabelle15.A" style:family="table-column">
      <style:table-column-properties style:column-width="18.918cm" style:rel-column-width="65535*"/>
    </style:style>
    <style:style style:name="Tabelle1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8.918cm" table:align="margins"/>
    </style:style>
    <style:style style:name="Tabelle12.A" style:family="table-column">
      <style:table-column-properties style:column-width="18.918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8.918cm" table:align="margins"/>
    </style:style>
    <style:style style:name="Tabelle13.A" style:family="table-column">
      <style:table-column-properties style:column-width="18.918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8.918cm" table:align="margins"/>
    </style:style>
    <style:style style:name="Tabelle14.A" style:family="table-column">
      <style:table-column-properties style:column-width="18.918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8.918cm" table:align="margins"/>
    </style:style>
    <style:style style:name="Tabelle16.A" style:family="table-column">
      <style:table-column-properties style:column-width="18.918cm" style:rel-column-width="65535*"/>
    </style:style>
    <style:style style:name="Tabelle16.A1" style:family="table-cell">
      <style:table-cell-properties fo:padding="0.097cm" fo:border="0.002cm solid #000000"/>
    </style:style>
    <style:style style:name="Tabelle17" style:family="table">
      <style:table-properties style:width="18.918cm" table:align="margins"/>
    </style:style>
    <style:style style:name="Tabelle17.A" style:family="table-column">
      <style:table-column-properties style:column-width="18.918cm" style:rel-column-width="65535*"/>
    </style:style>
    <style:style style:name="Tabelle17.A1" style:family="table-cell">
      <style:table-cell-properties fo:padding="0.097cm" fo:border="0.002cm solid #000000"/>
    </style:style>
    <style:style style:name="Tabelle18" style:family="table">
      <style:table-properties style:width="18.918cm" table:align="margins"/>
    </style:style>
    <style:style style:name="Tabelle18.A" style:family="table-column">
      <style:table-column-properties style:column-width="18.918cm" style:rel-column-width="65535*"/>
    </style:style>
    <style:style style:name="Tabelle18.A1" style:family="table-cell">
      <style:table-cell-properties fo:padding="0.097cm" fo:border="0.002cm solid #000000"/>
    </style:style>
    <style:style style:name="Tabelle19" style:family="table">
      <style:table-properties style:width="18.918cm" table:align="margins"/>
    </style:style>
    <style:style style:name="Tabelle19.A" style:family="table-column">
      <style:table-column-properties style:column-width="18.918cm" style:rel-column-width="65535*"/>
    </style:style>
    <style:style style:name="Tabelle19.A1" style:family="table-cell">
      <style:table-cell-properties fo:padding="0.097cm" fo:border="0.002cm solid #000000"/>
    </style:style>
    <style:style style:name="Tabelle20" style:family="table">
      <style:table-properties style:width="18.918cm" table:align="margins"/>
    </style:style>
    <style:style style:name="Tabelle20.A" style:family="table-column">
      <style:table-column-properties style:column-width="18.918cm" style:rel-column-width="65535*"/>
    </style:style>
    <style:style style:name="Tabelle20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10" style:family="paragraph" style:parent-style-name="Table_20_Contents">
      <style:paragraph-properties fo:text-align="start" style:justify-single-word="false"/>
      <style:text-properties style:font-name="Courier New"/>
    </style:style>
    <style:style style:name="P11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/>
    </style:style>
    <style:style style:name="P1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1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 New"/>
    </style:style>
    <style:style style:name="P21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24" style:family="paragraph" style:parent-style-name="Table_20_Contents">
      <style:paragraph-properties fo:text-align="start" style:justify-single-word="false" fo:background-color="#ffcc99">
        <style:background-image/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ae00"/>
    </style:style>
    <style:style style:name="T5" style:family="text">
      <style:text-properties fo:color="#00ae00"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fo:color="#0000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language="en" fo:country="US"/>
    </style:style>
    <style:style style:name="T16" style:family="text">
      <style:text-properties style:font-name="Courier New" fo:font-size="12pt" style:font-size-asian="12pt" style:font-size-complex="12pt"/>
    </style:style>
    <style:style style:name="T17" style:family="text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<text:span text:style-name="T15">transformations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0">&lt;workflow name=“<text:span text:style-name="T1">NCName</text:span>“ id=“<text:span text:style-name="T1">ID</text:span>“</text:p>
            <text:p text:style-name="P10"><text:s/>targetNamespace = „http://decidr.de/<text:span text:style-name="T4">tenantName</text:span>/processes/<text:span text:style-name="T1">NCName</text:span>“&gt;</text:p>
          </table:table-cell>
        </table:table-row>
        <table:table-row>
          <table:table-cell table:style-name="Tabelle1.A2" office:value-type="string">
            <text:p text:style-name="P5">&lt;process name=“<text:span text:style-name="T1">NCName</text:span><text:span text:style-name="T7">_</text:span><text:span text:style-name="T1">ID</text:span>“</text:p>
            <text:p text:style-name="P5"><text:s/>targetNamespace="http://decidr.de/<text:span text:style-name="T5">tenantName</text:span>/processes/<text:span text:style-name="T2">NCName</text:span><text:span text:style-name="T10">_</text:span><text:span text:style-name="T2">ID</text:span>"</text:p>
            <text:p text:style-name="P5"><text:s/>xmlns="http://docs.oasis-pen.org/wsbpel/2.0/process/executable" </text:p>
            <text:p text:style-name="P5"><text:s/>xmlns:xsd="<text:a xlink:type="simple" xlink:href="" text:style-name="Internet_20_link">http://www.w3.org/2001/XMLSchema</text:a>"</text:p>
            <text:p text:style-name="P5"><text:s/>xmlns:ode="http://www.apache.org/ode/type/extension"</text:p>
            <text:p text:style-name="P5"><text:s/>queryLanguage="urn:oasis:names:tc:wsbpel:2.0:sublang:xpath1.0"</text:p>
            <text:p text:style-name="P5"><text:s/>expressionLanguage="urn:oasis:names:tc:wsbpel:2.0:sublang:xpath1.0"</text:p>
            <text:p text:style-name="P5"><text:s/>suppressJoinFailure="no"</text:p>
            <text:p text:style-name="P5"><text:s/>exitOnStandardFault="no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1">&lt;description&gt;</text:p>
            <text:p text:style-name="P11"><text:s text:c="3"/><text:span text:style-name="T1">any content</text:span></text:p>
            <text:p text:style-name="P11">&lt;/description&gt;</text:p>
          </table:table-cell>
        </table:table-row>
        <table:table-row>
          <table:table-cell table:style-name="Tabelle2.A2" office:value-type="string">
            <text:p text:style-name="P5">&lt;documentation&gt;</text:p>
            <text:p text:style-name="P5"><text:s text:c="3"/><text:span text:style-name="T1">any content</text:span></text:p>
            <text:p text:style-name="P5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7">&lt;variables&gt;</text:p>
            <text:p text:style-name="P11"><text:s text:c="2"/>&lt;variable name=“<text:span text:style-name="T1">DWDLVariableName</text:span>“ </text:p>
            <text:p text:style-name="P11"><text:s text:c="3"/>type=“<text:span text:style-name="T1">DWDLVariableType</text:span>“</text:p>
            <text:p text:style-name="P11"><text:s text:c="3"/>configurationVarialbe=“<text:span text:style-name="T1">yes|no</text:span>“&gt;</text:p>
            <text:p text:style-name="P11"><text:s text:c="4"/>&lt;initialValue&gt; ?</text:p>
            <text:p text:style-name="P11"><text:s text:c="6"/><text:span text:style-name="T1">any Literal</text:span></text:p>
            <text:p text:style-name="P11"><text:s text:c="4"/>&lt;/initialValue&gt;</text:p>
            <text:p text:style-name="P11"><text:s text:c="2"/>&lt;/variable&gt;</text:p>
            <text:p text:style-name="P11"><text:s text:c="2"/>&lt;variable name=“<text:span text:style-name="T1">DWDLVarialbeName</text:span>“</text:p>
            <text:p text:style-name="P11"><text:s text:c="3"/>type=“<text:span text:style-name="T1">DWDLVariableType</text:span>“</text:p>
            <text:p text:style-name="P11"><text:s text:c="3"/>configurationVarialbe=“<text:span text:style-name="T1">yes|no</text:span>“&gt;</text:p>
            <text:p text:style-name="P11"><text:s text:c="4"/>&lt;intialValues&gt; </text:p>
            <text:p text:style-name="P11"><text:s text:c="6"/>&lt;initialValue&gt; </text:p>
            <text:p text:style-name="P11"><text:s text:c="8"/><text:span text:style-name="T1">any Literal</text:span></text:p>
            <text:p text:style-name="P11"><text:s text:c="6"/>&lt;initalValue&gt;</text:p>
            <text:p text:style-name="P11"><text:s text:c="4"/>&lt;intialValues&gt;</text:p>
            <text:p text:style-name="P11"><text:s text:c="2"/>&lt;/variable&gt;</text:p>
            <text:p text:style-name="P11"><text:s text:c="2"/>&lt;variable name=“<text:span text:style-name="T1">DWDLVariableName</text:span>“ </text:p>
            <text:p text:style-name="P11"><text:s text:c="3"/>type=“<text:span text:style-name="T1">anyType</text:span>“</text:p>
            <text:p text:style-name="P11"><text:s text:c="3"/>configurationVarialbe=“<text:span text:style-name="T1">yes|no</text:span>“&gt;</text:p>
            <text:p text:style-name="P11"><text:s text:c="4"/>&lt;initialValue&gt;</text:p>
            <text:p text:style-name="P11"><text:s text:c="6"/><text:span text:style-name="T1">any Content</text:span></text:p>
            <text:p text:style-name="P11"><text:s text:c="4"/>&lt;/initialValue&gt;</text:p>
            <text:p text:style-name="P11"><text:s text:c="2"/>&lt;/variable&gt;</text:p>
            <text:p text:style-name="P10">&lt;/variables&gt; <text:s text:c="4"/></text:p>
          </table:table-cell>
        </table:table-row>
        <table:table-row>
          <table:table-cell table:style-name="Tabelle3.A2" office:value-type="string">
            <text:p text:style-name="P5">&lt;variables&gt;</text:p>
            <text:p text:style-name="P5"><text:s text:c="2"/>&lt;variable name=“<text:span text:style-name="T1">BPELVariableName</text:span>“</text:p>
            <text:p text:style-name="P5"><text:s text:c="3"/>type=“<text:span text:style-name="T1">QName</text:span>“ /&gt;</text:p>
            <text:p text:style-name="P5">&lt;/variables&gt;</text:p>
          </table:table-cell>
        </table:table-row>
      </table:table>
      <text:p text:style-name="P1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">&lt;roles&gt;</text:p>
            <text:p text:style-name="P11"><text:s text:c="2"/>&lt;role name=“<text:span text:style-name="T1">NCName</text:span>“ /&gt; </text:p>
            <text:p text:style-name="P11"><text:s text:c="2"/>&lt;actor name=“<text:span text:style-name="T1">NCName</text:span>“ userid=“<text:span text:style-name="T1">ID</text:span>“ /&gt; </text:p>
            <text:p text:style-name="P11">&lt;/roles&gt;</text:p>
          </table:table-cell>
        </table:table-row>
        <table:table-row>
          <table:table-cell table:style-name="Table13.A2" office:value-type="string">
            <text:p text:style-name="P5">&lt;variable name=“<text:span text:style-name="T1">NCName</text:span>“ element=“<text:span text:style-name="T1">role</text:span>“&gt;</text:p>
            <text:p text:style-name="P5">&lt;variable name=“<text:span text:style-name="T1">NCName</text:span>“ element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&lt;faultHandler&gt;</text:p>
            <text:p text:style-name="P17"><text:s text:c="2"/>&lt;setProperty</text:p>
            <text:p text:style-name="P11"><text:s text:c="3"/>name=“<text:span text:style-name="T1">message</text:span>“</text:p>
            <text:p text:style-name="P11"><text:s text:c="3"/>variable=“<text:span text:style-name="T1">DWDLVariableName</text:span>“&gt;</text:p>
            <text:p text:style-name="P11"><text:s text:c="4"/><text:span text:style-name="T12">&lt;propertyValue&gt;</text:span></text:p>
            <text:p text:style-name="P11"><text:span text:style-name="T12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recipient&gt; </text:p>
            <text:p text:style-name="P11"><text:s text:c="4"/>&lt;setProperty</text:p>
            <text:p text:style-name="P11"><text:s text:c="5"/>name=“<text:span text:style-name="T1">name</text:span>“</text:p>
            <text:p text:style-name="P11"><text:s text:c="5"/>variable=“<text:span text:style-name="T1">NCName</text:span>“&gt;</text:p>
            <text:p text:style-name="P11"><text:s text:c="6"/><text:span text:style-name="T12">&lt;propertyValue&gt; ?</text:span></text:p>
            <text:p text:style-name="P11"><text:span text:style-name="T12"><text:s text:c="8"/></text:span><text:span text:style-name="T1">any value</text:span></text:p>
            <text:p text:style-name="P16"><text:s text:c="6"/>&lt;/propertyValue&gt;</text:p>
            <text:p text:style-name="P16"><text:s text:c="4"/>&lt;/setProperty&gt;</text:p>
            <text:p text:style-name="P16"><text:s text:c="4"/>&lt;setProperty</text:p>
            <text:p text:style-name="P11"><text:span text:style-name="T12"><text:s text:c="5"/>name=“</text:span><text:span text:style-name="T1">email</text:span><text:span text:style-name="T12">“</text:span></text:p>
            <text:p text:style-name="P11"><text:span text:style-name="T12"><text:s text:c="5"/>variable=“</text:span><text:span text:style-name="T1">NCName</text:span><text:span text:style-name="T12">“&gt;</text:span></text:p>
            <text:p text:style-name="P16"><text:s text:c="6"/>&lt;propertyValue&gt;</text:p>
            <text:p text:style-name="P11"><text:span text:style-name="T12"><text:s text:c="8"/></text:span><text:span text:style-name="T1">any value</text:span></text:p>
            <text:p text:style-name="P11"><text:span text:style-name="T1"><text:s text:c="6"/></text:span><text:span text:style-name="T7">&lt;/propertyValue&gt;</text:span></text:p>
            <text:p text:style-name="P15"><text:s text:c="5"/>&lt;/setProperty&gt;</text:p>
            <text:p text:style-name="P15"><text:s text:c="2"/>&lt;/recipient&gt;</text:p>
            <text:p text:style-name="P11">&lt;/faultHandler&gt; <text:s text:c="3"/></text:p>
          </table:table-cell>
        </table:table-row>
        <table:table-row>
          <table:table-cell table:style-name="Table11.A2" office:value-type="string">
            <text:p text:style-name="P5">&lt;faultHandlers&gt;</text:p>
            <text:p text:style-name="P5"><text:s text:c="2"/>&lt;catchAll&gt;</text:p>
            <text:p text:style-name="P5"><text:s text:c="4"/>&lt;sequence&gt;</text:p>
            <text:p text:style-name="P5"><text:s text:c="6"/>&lt;assign&gt;</text:p>
            <text:p text:style-name="P5"><text:s text:c="8"/>&lt;copy&gt;</text:p>
            <text:p text:style-name="P5"><text:s text:c="10"/>&lt;from variable=“<text:span text:style-name="T3">DWDLVariableName</text:span>“ /<text:span text:style-name="T7">&gt;</text:span></text:p>
            <text:p text:style-name="P5"><text:s text:c="10"/>&lt;to variable="<text:span text:style-name="T6">faultMessage</text:span>" property="<text:span text:style-name="T6">message</text:span>" /&gt;</text:p>
            <text:p text:style-name="P5"><text:s text:c="8"/>&lt;/copy&gt;</text:p>
            <text:p text:style-name="P5"><text:s text:c="8"/>&lt;copy&gt;</text:p>
            <text:p text:style-name="P5"><text:s text:c="10"/>&lt;from variable=“<text:span text:style-name="T3">DWDLVariableName</text:span><text:span text:style-name="T6">“ </text:span>/&gt;</text:p>
            <text:p text:style-name="P5"><text:s text:c="10"/>&lt;to variable=“<text:span text:style-name="T6">faultMessage</text:span>“ property=“<text:span text:style-name="T6">To</text:span>“ /&gt;</text:p>
            <text:p text:style-name="P5"><text:s text:c="8"/>&lt;/copy&gt;</text:p>
            <text:p text:style-name="P5"><text:s text:c="8"/>&lt;copy&gt;</text:p>
            <text:p text:style-name="P5"><text:s text:c="10"/>&lt;from&gt;<text:span text:style-name="T6">'Workflow Execution Failure'</text:span><text:span text:style-name="T13">&lt;/from&gt;</text:span></text:p>
            <text:p text:style-name="P5"><text:span text:style-name="T13"><text:s text:c="10"/>&lt;to variable=“</text:span><text:span text:style-name="T6">faultMessage</text:span><text:span text:style-name="T13">“ property=“</text:span><text:span text:style-name="T6">Subject</text:span><text:span text:style-name="T13">“ /&gt;</text:span></text:p>
            <text:p text:style-name="P5"><text:s text:c="8"/>&lt;/copy&gt;</text:p>
            <text:p text:style-name="P5"><text:s text:c="6"/>&lt;/assign&gt;</text:p>
            <text:p text:style-name="P5"><text:s text:c="6"/>&lt;invoke partnerLink=“<text:span text:style-name="T6">Email-WS</text:span>“</text:p>
            <text:p text:style-name="P5"><text:s text:c="7"/>operation=“<text:span text:style-name="T6">sendEmail</text:span>“</text:p>
            <text:p text:style-name="P5"><text:s text:c="7"/>inputVariable=“<text:span text:style-name="T6">faultMessage</text:span>“</text:p>
            <text:p text:style-name="P5"><text:soft-page-break/><text:s text:c="7"/>outputVarialbe=“<text:span text:style-name="T6">faultMessageResponse</text:span>“ /&gt;</text:p>
            <text:p text:style-name="P5"><text:s text:c="4"/>&lt;/sequence&gt;</text:p>
            <text:p text:style-name="P5"><text:s text:c="2"/>&lt;/catchAll&gt;</text:p>
            <text:p text:style-name="P5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1">&lt;startNode name=“<text:span text:style-name="T1">NCName</text:span>“ id=“<text:span text:style-name="T1">ID</text:span>“&gt;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&lt;/startNode&gt;</text:p>
          </table:table-cell>
        </table:table-row>
        <table:table-row>
          <table:table-cell table:style-name="Tabelle5.A2" office:value-type="string">
            <text:p text:style-name="P5">&lt;receive name=“<text:span text:style-name="T1">NCName</text:span>“</text:p>
            <text:p text:style-name="P5"><text:s/>partnerLink="<text:span text:style-name="T5">tenantName</text:span>"</text:p>
            <text:p text:style-name="P5"><text:s/>operation="<text:span text:style-name="T6">startProcess</text:span>"</text:p>
            <text:p text:style-name="P5"><text:s/>variable="<text:span text:style-name="T6">startConfigurations</text:span>"</text:p>
            <text:p text:style-name="P5"><text:s/>createInstance="<text:span text:style-name="T6">yes</text:span>"&gt;</text:p>
            <text:p text:style-name="P5"><text:s text:c="3"/>&lt;documentation&gt;</text:p>
            <text:p text:style-name="P5"><text:s text:c="5"/><text:span text:style-name="T1">any content</text:span></text:p>
            <text:p text:style-name="P5"><text:s text:c="3"/>&lt;/documentation&gt;</text:p>
            <text:p text:style-name="P5"><text:s text:c="3"/>&lt;sources&gt;</text:p>
            <text:p text:style-name="P5"><text:s text:c="5"/>&lt;source linkName=“<text:span text:style-name="T1">IDREF</text:span>“ /&gt;</text:p>
            <text:p text:style-name="P5"><text:s text:c="3"/>&lt;/sources&gt;</text:p>
            <text:p text:style-name="P5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1">&lt;endNode name=“<text:span text:style-name="T1">NCName</text:span>“ id=“<text:span text:style-name="T1">ID</text:span>“&gt;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notification&gt;</text:p>
            <text:p text:style-name="P11"><text:s text:c="4"/>&lt;informant&gt; </text:p>
            <text:p text:style-name="P11"><text:s text:c="6"/>&lt;setProperty</text:p>
            <text:p text:style-name="P11"><text:s text:c="7"/>name=“<text:span text:style-name="T1">name</text:span>“</text:p>
            <text:p text:style-name="P11"><text:s text:c="7"/>variable=“<text:span text:style-name="T1">DWDLVariableName</text:span>“&gt;</text:p>
            <text:p text:style-name="P11"><text:s text:c="8"/><text:span text:style-name="T12">&lt;propertyValue&gt;</text:span></text:p>
            <text:p text:style-name="P11"><text:span text:style-name="T12"><text:s text:c="10"/></text:span><text:span text:style-name="T1">any value</text:span></text:p>
            <text:p text:style-name="P16"><text:s text:c="8"/>&lt;/propertyValue&gt;</text:p>
            <text:p text:style-name="P16"><text:s text:c="6"/>&lt;/setProperty&gt;</text:p>
            <text:p text:style-name="P16"><text:s text:c="6"/>&lt;setProperty</text:p>
            <text:p text:style-name="P11"><text:span text:style-name="T12"><text:s text:c="7"/>name=“</text:span><text:span text:style-name="T1">email</text:span><text:span text:style-name="T12">“</text:span></text:p>
            <text:p text:style-name="P11"><text:span text:style-name="T12"><text:s text:c="7"/>variable=“</text:span><text:span text:style-name="T1">DWDLVariableName</text:span><text:span text:style-name="T12">“&gt;</text:span></text:p>
            <text:p text:style-name="P16"><text:s text:c="8"/>&lt;propertyValue&gt;</text:p>
            <text:p text:style-name="P11"><text:span text:style-name="T12"><text:s text:c="10"/></text:span><text:span text:style-name="T1">any value</text:span></text:p>
            <text:p text:style-name="P11"><text:span text:style-name="T1"><text:s text:c="8"/></text:span><text:span text:style-name="T7">&lt;/propertyValue&gt;</text:span></text:p>
            <text:p text:style-name="P15"><text:s text:c="6"/>&lt;/setProperty&gt;</text:p>
            <text:p text:style-name="P15"><text:s text:c="4"/>&lt;/informant&gt;</text:p>
            <text:p text:style-name="P11"><text:s text:c="2"/>&lt;/notification&gt;</text:p>
            <text:p text:style-name="P11">&lt;/endNode&gt;</text:p>
          </table:table-cell>
        </table:table-row>
        <text:soft-page-break/>
        <table:table-row>
          <table:table-cell table:style-name="Tabelle6.A2" office:value-type="string">
            <text:p text:style-name="P9">&lt;sequence&gt;</text:p>
            <text:p text:style-name="P9"><text:s text:c="2"/>&lt;assign&gt;</text:p>
            <text:p text:style-name="P5"><text:s text:c="4"/>&lt;copy&gt;</text:p>
            <text:p text:style-name="P5"><text:s text:c="6"/>&lt;from<text:span text:style-name="T7">&gt;'</text:span><text:span text:style-name="T8">Workflow Execution Sucess'</text:span><text:span text:style-name="T9">&lt;/from&gt;</text:span></text:p>
            <text:p text:style-name="P5"><text:s text:c="6"/>&lt;to variable="<text:span text:style-name="T14">successMessage</text:span>" property="<text:span text:style-name="T6">message</text:span>" /&gt;</text:p>
            <text:p text:style-name="P5"><text:s text:c="4"/>&lt;/copy&gt;</text:p>
            <text:p text:style-name="P5"><text:s text:c="4"/>&lt;copy&gt;</text:p>
            <text:p text:style-name="P5"><text:s text:c="6"/>&lt;from variable=“<text:span text:style-name="T3">DWDLVariableName</text:span><text:span text:style-name="T6">“ </text:span>/&gt;</text:p>
            <text:p text:style-name="P5"><text:s text:c="6"/>&lt;to variable=“<text:span text:style-name="T14">successMessage</text:span>“ property=“<text:span text:style-name="T6">To</text:span>“ /&gt;</text:p>
            <text:p text:style-name="P5"><text:s text:c="4"/>&lt;/copy&gt;</text:p>
            <text:p text:style-name="P5"><text:s text:c="4"/>&lt;copy&gt;</text:p>
            <text:p text:style-name="P5"><text:s text:c="6"/>&lt;from&gt;<text:span text:style-name="T6">'Workflow Execution Sucess'</text:span><text:span text:style-name="T13">&lt;/from&gt;</text:span></text:p>
            <text:p text:style-name="P5"><text:span text:style-name="T13"><text:s text:c="6"/>&lt;to variable=“</text:span><text:span text:style-name="T14">successMessage</text:span><text:span text:style-name="T13">“ property=“</text:span><text:span text:style-name="T6">Subject</text:span><text:span text:style-name="T13">“ /&gt;</text:span></text:p>
            <text:p text:style-name="P5"><text:s text:c="4"/>&lt;/copy&gt;</text:p>
            <text:p text:style-name="P5"><text:s text:c="2"/>&lt;/assign&gt;</text:p>
            <text:p text:style-name="P5"><text:s text:c="2"/>&lt;invoke partnerLink=“<text:span text:style-name="T6">Email-WS</text:span>“</text:p>
            <text:p text:style-name="P5"><text:s text:c="3"/>operation=“<text:span text:style-name="T6">sendEmail</text:span>“</text:p>
            <text:p text:style-name="P5"><text:s text:c="3"/>inputVariable=“<text:span text:style-name="T14">successMessage</text:span>“</text:p>
            <text:p text:style-name="P5"><text:s text:c="3"/>outputVarialbe=“<text:span text:style-name="T14">successMessageResponse</text:span>“ /&gt;</text:p>
            <text:p text:style-name="P9">&lt;/sequence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">&lt;flowNode name=“<text:span text:style-name="T1">NCName</text:span>“ id=“<text:span text:style-name="T1">ID</text:span>“&gt;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<text:s text:c="2"/>&lt;nodes&gt;...&lt;/nodes&gt;</text:p>
            <text:p text:style-name="P11"><text:s text:c="2"/>&lt;arcs&gt;...&lt;/arcs&gt;</text:p>
            <text:p text:style-name="P11">&lt;/flowNode&gt;</text:p>
          </table:table-cell>
        </table:table-row>
        <table:table-row>
          <table:table-cell table:style-name="Tabelle7.A2" office:value-type="string">
            <text:p text:style-name="P5">&lt;flow name=“<text:span text:style-name="T1">NCName</text:span>“&gt;</text:p>
            <text:p text:style-name="P5"><text:s text:c="2"/>&lt;documentation&gt;</text:p>
            <text:p text:style-name="P5"><text:s text:c="5"/><text:span text:style-name="T1">any content</text:span></text:p>
            <text:p text:style-name="P5"><text:s text:c="2"/>&lt;/documentation&gt;</text:p>
            <text:p text:style-name="P5"><text:s text:c="2"/>&lt;targets&gt;</text:p>
            <text:p text:style-name="P5"><text:s text:c="4"/>&lt;target linkName=“<text:span text:style-name="T1">IDREF</text:span>“/&gt;</text:p>
            <text:p text:style-name="P5"><text:s text:c="2"/>&lt;/targets&gt;</text:p>
            <text:p text:style-name="P5"><text:s text:c="2"/>&lt;sources&gt;</text:p>
            <text:p text:style-name="P5"><text:s text:c="4"/>&lt;source linkName=“<text:span text:style-name="T1">IDREF</text:span>“/&gt;</text:p>
            <text:p text:style-name="P5"><text:s text:c="2"/>&lt;/sources&gt;</text:p>
            <text:p text:style-name="P5"><text:s text:c="2"/>&lt;links&gt;</text:p>
            <text:p text:style-name="P5"><text:s text:c="4"/>...</text:p>
            <text:p text:style-name="P5"><text:s text:c="2"/>&lt;/links&gt;</text:p>
            <text:p text:style-name="P5"><text:s text:c="2"/>activity</text:p>
            <text:p text:style-name="P5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">&lt;ifNode name=“<text:span text:style-name="T1">NCName</text:span>“ id=“<text:span text:style-name="T1">ID</text:span>“&gt;</text:p>
            <text:p text:style-name="P17"><text:s text:c="2"/>&lt;description&gt;</text:p>
            <text:p text:style-name="P11"><text:s text:c="5"/><text:span text:style-name="T1">any content</text:span></text:p>
            <text:p text:style-name="P11"><text:soft-page-break/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<text:s text:c="2"/>&lt;condition order=“<text:span text:style-name="T1">integer</text:span>“&gt;</text:p>
            <text:p text:style-name="P11"><text:s text:c="4"/>&lt;left-operand&gt;<text:span text:style-name="T1">left-spec</text:span>&lt;/left-operand&gt;</text:p>
            <text:p text:style-name="P11"><text:s text:c="4"/>&lt;operator&gt;<text:span text:style-name="T1">op-spec</text:span>&lt;/operator&gt;</text:p>
            <text:p text:style-name="P11"><text:s text:c="4"/>&lt;right-operand&gt;<text:span text:style-name="T1">right-spec</text:span>&lt;/right-operand&gt;</text:p>
            <text:p text:style-name="P11"><text:s text:c="4"/>&lt;nodes&gt;...&lt;/nodes&gt;</text:p>
            <text:p text:style-name="P11"><text:s text:c="4"/>&lt;arcs&gt;...&lt;/arcs&gt;</text:p>
            <text:p text:style-name="P11"><text:s text:c="2"/>&lt;/condtion&gt;</text:p>
            <text:p text:style-name="P11">&lt;/ifNode&gt;</text:p>
          </table:table-cell>
        </table:table-row>
        <table:table-row>
          <table:table-cell table:style-name="Tabelle8.A2" office:value-type="string">
            <text:p text:style-name="P5">&lt;if name=“<text:span text:style-name="T1">NCName</text:span>“&gt;</text:p>
            <text:p text:style-name="P5"><text:s text:c="2"/>&lt;condition&gt; <text:span text:style-name="T1">left-spec</text:span> <text:span text:style-name="T1">op-spec</text:span> <text:span text:style-name="T1">right-spec</text:span>&lt;/condition&gt;</text:p>
            <text:p text:style-name="P5"><text:s text:c="2"/>activity</text:p>
            <text:p text:style-name="P5"><text:s text:c="2"/>&lt;elseif&gt;</text:p>
            <text:p text:style-name="P5"><text:s text:c="4"/>&lt;condition&gt;...&lt;/condition&gt;</text:p>
            <text:p text:style-name="P5"><text:s text:c="4"/>activity</text:p>
            <text:p text:style-name="P5"><text:s text:c="2"/>&lt;/elseif&gt;</text:p>
            <text:p text:style-name="P5"><text:s text:c="2"/>&lt;else&gt;</text:p>
            <text:p text:style-name="P5"><text:s text:c="4"/>activity</text:p>
            <text:p text:style-name="P5"><text:s text:c="2"/>&lt;/else&gt;</text:p>
            <text:p text:style-name="P5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">&lt;forEachNode name=“<text:span text:style-name="T1">NCName</text:span>“ id=“<text:span text:style-name="T1">ID</text:span>“</text:p>
            <text:p text:style-name="P11"><text:s/>counterName=“<text:span text:style-name="T1">DWDLVariableName</text:span>“</text:p>
            <text:p text:style-name="P11"><text:s/>parallel=<text:span text:style-name="T1">“yes|no“</text:span><text:span text:style-name="T7">&gt;</text:span>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<text:s text:c="2"/>&lt;startCounterValue&gt;</text:p>
            <text:p text:style-name="P11"><text:s text:c="4"/><text:span text:style-name="T1">start-spec</text:span></text:p>
            <text:p text:style-name="P11"><text:span text:style-name="T1"><text:s text:c="2"/></text:span><text:span text:style-name="T7">&lt;/startCounterValue&gt;</text:span></text:p>
            <text:p text:style-name="P11"><text:span text:style-name="T7"><text:s text:c="2"/>&lt;</text:span>finalCounterValue&gt;</text:p>
            <text:p text:style-name="P11"><text:s text:c="4"/><text:span text:style-name="T1">final-spec</text:span></text:p>
            <text:p text:style-name="P11"><text:span text:style-name="T7"><text:s text:c="2"/>&lt;/</text:span>finalCounterValue&gt;</text:p>
            <text:p text:style-name="P11"><text:s text:c="2"/>&lt;completionCondition&gt;</text:p>
            <text:p text:style-name="P11"><text:s text:c="4"/><text:span text:style-name="T1">comp-spec</text:span></text:p>
            <text:p text:style-name="P11"><text:s text:c="2"/>&lt;/completionCondition&gt;</text:p>
            <text:p text:style-name="P11"><text:s text:c="2"/>&lt;nodes&gt;...&lt;/nodes&gt;</text:p>
            <text:p text:style-name="P11"><text:s text:c="2"/>&lt;arcs&gt;...&lt;/arcs&gt;</text:p>
            <text:p text:style-name="P11">&lt;/forEachNode&gt;</text:p>
          </table:table-cell>
        </table:table-row>
        <table:table-row>
          <table:table-cell table:style-name="Tabelle9.A2" office:value-type="string">
            <text:p text:style-name="P5">&lt;forEach name=“<text:span text:style-name="T1">NCName</text:span>“ </text:p>
            <text:p text:style-name="P5"><text:soft-page-break/><text:s/>counterName="<text:span text:style-name="T1">BPELVariableName</text:span>" </text:p>
            <text:p text:style-name="P5"><text:s/>parallel="<text:span text:style-name="T1">yes</text:span>|<text:span text:style-name="T1">no</text:span>"&gt;</text:p>
            <text:p text:style-name="P5"><text:s text:c="2"/>&lt;startCounterValue&gt;<text:span text:style-name="T1">unsigned-integer-expression</text:span>&lt;/startCounterValue&gt;</text:p>
            <text:p text:style-name="P5"><text:s text:c="2"/>&lt;finalCounterValue&gt;<text:span text:style-name="T1">unsigned-integer-expression</text:span>&lt;/finalCounterValue&gt;</text:p>
            <text:p text:style-name="P5"><text:s text:c="2"/>&lt;completionCondition&gt;</text:p>
            <text:p text:style-name="P5"><text:s text:c="4"/>&lt;branches</text:p>
            <text:p text:style-name="P5"><text:s text:c="5"/>successfulBranchesOnly="<text:span text:style-name="T6">yes</text:span>"&gt;</text:p>
            <text:p text:style-name="P5"><text:s text:c="6"/><text:span text:style-name="T1">unsigned-integer-expression</text:span></text:p>
            <text:p text:style-name="P5"><text:s text:c="4"/>&lt;/branches&gt;</text:p>
            <text:p text:style-name="P5"><text:s text:c="2"/>&lt;/completionCondition&gt;</text:p>
            <text:p text:style-name="P5"><text:s text:c="2"/>&lt;scope ...&gt;...&lt;/scope&gt;</text:p>
            <text:p text:style-name="P5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&lt;invokeNode name=“<text:span text:style-name="T1">NCName</text:span>“ id=“<text:span text:style-name="T1">ID</text:span>“</text:p>
            <text:p text:style-name="P11"><text:s/>activity=“<text:span text:style-name="T1">NCName</text:span>“&gt;</text:p>
            <text:p text:style-name="P11"><text:s text:c="2"/>&lt;description&gt; ?</text:p>
            <text:p text:style-name="P11"><text:s text:c="4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 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 </text:p>
            <text:p text:style-name="P11"><text:s text:c="2"/>&lt;/sources&gt;</text:p>
            <text:p text:style-name="P11"><text:s text:c="2"/>&lt;setProperty </text:p>
            <text:p text:style-name="P11"><text:s text:c="3"/>name=“<text:span text:style-name="T1">NCName“</text:span></text:p>
            <text:p text:style-name="P11"><text:s text:c="3"/>variable=“<text:span text:style-name="T1">DWDLVariableName</text:span>“&gt;<text:span text:style-name="T1"> </text:span></text:p>
            <text:p text:style-name="P16"><text:s text:c="4"/>&lt;propertyValue&gt; </text:p>
            <text:p text:style-name="P11"><text:span text:style-name="T12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getProperty</text:p>
            <text:p text:style-name="P11"><text:s text:c="3"/>name=“<text:span text:style-name="T1">NCName“</text:span></text:p>
            <text:p text:style-name="P15"><text:span text:style-name="T1"><text:s text:c="3"/></text:span>varialbe<text:span text:style-name="T12">=“</text:span><text:span text:style-name="T1">DWDLVariableName</text:span><text:span text:style-name="T12">“ /&gt;</text:span></text:p>
            <text:p text:style-name="P11"><text:s text:c="2"/>&lt;/invokeNode&gt;</text:p>
          </table:table-cell>
        </table:table-row>
        <table:table-row>
          <table:table-cell table:style-name="Table1.A2" office:value-type="string">
            <text:p text:style-name="P5">&lt;sequence&gt;</text:p>
            <text:p text:style-name="P5"><text:s text:c="2"/>&lt;assign&gt;</text:p>
            <text:p text:style-name="P5"><text:s text:c="4"/>...</text:p>
            <text:p text:style-name="P5"><text:s text:c="2"/>&lt;/assign&gt;</text:p>
            <text:p text:style-name="P5"><text:s text:c="2"/>&lt;invoke name=“<text:span text:style-name="T1">NCName</text:span>“</text:p>
            <text:p text:style-name="P5"><text:s text:c="3"/>partnerLink="<text:span text:style-name="T1">NCName</text:span>"</text:p>
            <text:p text:style-name="P5"><text:s text:c="3"/>operation="<text:span text:style-name="T1">NCName</text:span>"</text:p>
            <text:p text:style-name="P5"><text:s text:c="3"/>inputVariable="<text:span text:style-name="T1">BPELVariableName</text:span>"</text:p>
            <text:p text:style-name="P5"><text:s text:c="3"/>outputVariable="<text:span text:style-name="T1">BPELVariableName</text:span>"&gt;</text:p>
            <text:p text:style-name="P5"><text:s text:c="4"/>&lt;correlations&gt; </text:p>
            <text:p text:style-name="P5"><text:s text:c="6"/>&lt;correlation set="<text:span text:style-name="T1">NCName</text:span>" initiate="<text:span text:style-name="T1">yes</text:span>|<text:span text:style-name="T1">join</text:span>|<text:span text:style-name="T1">no</text:span>"</text:p>
            <text:p text:style-name="P5"><text:s text:c="7"/>pattern="<text:span text:style-name="T1">request</text:span>|<text:span text:style-name="T1">response</text:span>|<text:span text:style-name="T1">request-response</text:span>" /&gt;</text:p>
            <text:p text:style-name="P5"><text:s text:c="4"/>&lt;/correlations&gt;</text:p>
            <text:p text:style-name="P5"><text:s text:c="2"/>&lt;/invoke&gt;</text:p>
            <text:p text:style-name="P5">&lt;/sequence&gt;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7">&lt;arcs&gt;</text:p>
            <text:p text:style-name="P11"><text:s text:c="2"/>&lt;arc name=“<text:span text:style-name="T1">NCName</text:span>“ id=“<text:span text:style-name="T1">ID</text:span>“</text:p>
            <text:p text:style-name="P11"><text:soft-page-break/><text:s text:c="3"/>sourceNode=“<text:span text:style-name="T1">IDREF</text:span>“</text:p>
            <text:p text:style-name="P11"><text:s text:c="3"/>targetNode=“<text:span text:style-name="T1">IDREF</text:span>“ /&gt;</text:p>
            <text:p text:style-name="P11">&lt;/arcs&gt;</text:p>
          </table:table-cell>
        </table:table-row>
        <table:table-row>
          <table:table-cell table:style-name="Table9.A2" office:value-type="string">
            <text:p text:style-name="P5">&lt;links&gt;</text:p>
            <text:p text:style-name="P5"><text:s text:c="2"/>&lt;link name=“<text:span text:style-name="T1">ID</text:span>“ /&gt;</text:p>
            <text:p text:style-name="P5">&lt;/links&gt;</text:p>
          </table:table-cell>
        </table:table-row>
      </table:table>
      <text:p text:style-name="P1"/>
      <text:p text:style-name="P2">2. Imports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">&lt;xmlns:ews="<text:span text:style-name="T6">http://decidr.de/webservices/Email</text:span>" </text:p>
            <text:p text:style-name="P24"><text:span text:style-name="T16"><text:s/>xmlns:htws="</text:span><text:span text:style-name="T17">http://decidr.de/webservices/HumanTask</text:span><text:span text:style-name="T16">"</text:span></text:p>
            <text:p text:style-name="P6"><text:s/>xmlns:decidr=“<text:span text:style-name="T6">http://decidr.de/schema/DecidrTypes</text:span>" <text:s/>/&gt;</text:p>
          </table:table-cell>
        </table:table-row>
      </table:table>
      <text:p text:style-name="P3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6">&lt;import namespace="<text:span text:style-name="T6">http://decidr.de/webservices/Email</text:span>" <text:s/></text:p>
            <text:p text:style-name="P6"><text:s/>location="<text:span text:style-name="T6">Email.wsdl</text:span>"</text:p>
            <text:p text:style-name="P6"><text:s/>importType="<text:a xlink:type="simple" xlink:href="" text:style-name="Internet_20_link"><text:span text:style-name="T11">http://schemas.xmlsoap.org/wsdl/</text:span></text:a>" /&gt;</text:p>
            <text:p text:style-name="P6">&lt;import namespace="<text:a xlink:type="simple" xlink:href="" text:style-name="Internet_20_link"><text:span text:style-name="T6">http://decidr.de/webservices/HumanTask</text:span></text:a>"</text:p>
            <text:p text:style-name="P6"><text:s/>location=<text:span text:style-name="T6">“HumanTask.wsdl“</text:span></text:p>
            <text:p text:style-name="P6"><text:s/>importType=“<text:a xlink:type="simple" xlink:href="" text:style-name="Internet_20_link">http://schemas.xmlsoap.org/wsdl/</text:a>“ /&gt;</text:p>
            <text:p text:style-name="P6">&lt;import namespace="<text:a xlink:type="simple" xlink:href="" text:style-name="Internet_20_link"><text:span text:style-name="T6">http://decidr.de/schema/DecidrTypes</text:span></text:a>"</text:p>
            <text:p text:style-name="P6"><text:s/>location=<text:span text:style-name="T6">“DecidrTypes.xsd“</text:span></text:p>
            <text:p text:style-name="P6"><text:s/>importType=“<text:a xlink:type="simple" xlink:href="" text:style-name="Internet_20_link">http://www.w3.org/2001/XMLSchema</text:a>“ /&gt;</text:p>
          </table:table-cell>
        </table:table-row>
      </table:table>
      <text:p text:style-name="P3"/>
      <text:p text:style-name="P2">3. PartnerLinks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5">&lt;partnerLinks&gt;</text:p>
            <text:p text:style-name="P5"><text:s text:c="2"/>&lt;partnerLink name="<text:span text:style-name="T6">Email-PL</text:span>" </text:p>
            <text:p text:style-name="P5"><text:s text:c="3"/>partnerLinkType="<text:span text:style-name="T6">Email-PLT</text:span>" </text:p>
            <text:p text:style-name="P5"><text:s text:c="3"/>partnerRole="<text:span text:style-name="T6">provider</text:span>" /&gt;</text:p>
            <text:p text:style-name="P5"><text:s text:c="2"/>&lt;partnerLink</text:p>
            <text:p text:style-name="P5"><text:s text:c="3"/>name=“<text:span text:style-name="T6">HumanTask-PL</text:span>“</text:p>
            <text:p text:style-name="P5"><text:s text:c="3"/>partnerLinkType=“<text:span text:style-name="T6">HumanTask-PLT</text:span>“</text:p>
            <text:p text:style-name="P5"><text:s text:c="3"/>myRole=“<text:span text:style-name="T6">client</text:span>“</text:p>
            <text:p text:style-name="P5"><text:s text:c="3"/>partnerRole=“<text:span text:style-name="T6">provider</text:span>“ /&gt;</text:p>
            <text:p text:style-name="P5">&lt;/partnerLinks&gt;</text:p>
          </table:table-cell>
        </table:table-row>
      </table:table>
      <text:p text:style-name="P2"/>
      <text:p text:style-name="P2">4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&lt;variable name=“<text:span text:style-name="T6">startConfigurations</text:span>“ </text:p>
            <text:p text:style-name="P6"><text:s/>messageType=“<text:span text:style-name="T6">startMessage</text:span>“ /&gt;</text:p>
          </table:table-cell>
        </table:table-row>
      </table:table>
      <text:p text:style-name="P3"/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6">&lt;variable name=“<text:span text:style-name="T6">WFMID</text:span>“ type=“<text:span text:style-name="T6">ID</text:span>“ /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6">&lt;variable name=“<text:span text:style-name="T6">faultMessage</text:span>“ </text:p>
            <text:p text:style-name="P6"><text:s/>messageType=“<text:span text:style-name="T6">sendEmailRequest</text:span>“ /&gt;</text:p>
            <text:p text:style-name="P6">&lt;variable name=“<text:span text:style-name="T6">faultMessageResponse</text:span>“ </text:p>
            <text:p text:style-name="P6"><text:s/>messageType=“<text:span text:style-name="T6">sendEmailResponse</text:span>“ /&gt;</text:p>
          </table:table-cell>
        </table:table-row>
      </table:table>
      <text:p text:style-name="P3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6">&lt;variable name=“<text:span text:style-name="T6">successMessage</text:span>“ </text:p>
            <text:p text:style-name="P6"><text:s/>messagetype=“<text:span text:style-name="T6">sendEmailRequest</text:span>“ /&gt;</text:p>
            <text:p text:style-name="P6">&lt;variable name=“<text:span text:style-name="T6">successMessageResponse</text:span>“</text:p>
            <text:p text:style-name="P6"><text:s/>messagetype=“<text:span text:style-name="T6">sendEmailResponse</text:span>“ /&gt;</text:p>
          </table:table-cell>
        </table:table-row>
      </table:table>
      <text:p text:style-name="P3"><text:soft-page-break/>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6">&lt;variable name=“<text:span text:style-name="T6">createTaskMessage</text:span>“ </text:p>
            <text:p text:style-name="P6"><text:s/>messagetype=“<text:span text:style-name="T6">createTaskRequest</text:span>“ /&gt;</text:p>
            <text:p text:style-name="P6">&lt;variable name=“<text:span text:style-name="T6">createTaskMessageResponse</text:span>“ </text:p>
            <text:p text:style-name="P6"><text:s/>messagetype=“<text:span text:style-name="T6">createTaskResponse</text:span>“ /&gt;</text:p>
            <text:p text:style-name="P6">&lt;variable name=“<text:span text:style-name="T6">taskDataMessage</text:span>“</text:p>
            <text:p text:style-name="P6"><text:s/>messagetype=“<text:span text:style-name="T6">taskDataRequest</text:span>“ /&gt;</text:p>
            <text:p text:style-name="P6">&lt;variable name=“<text:span text:style-name="T6">taskDataMessageResponse</text:span>“</text:p>
            <text:p text:style-name="P6"><text:s/>messagetype=“<text:span text:style-name="T6">taskDataResponse</text:span>“ /&gt;</text:p>
          </table:table-cell>
        </table:table-row>
      </table:table>
      <text:p text:style-name="P1"/>
      <text:p text:style-name="P2">5. Correlations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6">&lt;correlationSets&gt;</text:p>
            <text:p text:style-name="P6"><text:s text:c="2"/>&lt;correlationSet name="<text:span text:style-name="T6">standard-correlation</text:span>" </text:p>
            <text:p text:style-name="P6"><text:s text:c="3"/>properties="<text:span text:style-name="T1">processID userID taskID</text:span>" /&gt;</text:p>
            <text:p text:style-name="P6">&lt;/correlationSets&gt;</text:p>
          </table:table-cell>
        </table:table-row>
      </table:table>
      <text:p text:style-name="P3"/>
      <text:p text:style-name="P2">6. Assignment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2">&lt;workflow name=“<text:span text:style-name="T1">NCName</text:span>“ id=“<text:span text:style-name="T1">ID</text:span>“&gt;</text:p>
          </table:table-cell>
        </table:table-row>
        <table:table-row>
          <table:table-cell table:style-name="Table6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ID</text:span>&lt;/literal&gt;&lt;/from&gt;</text:p>
            <text:p text:style-name="P6"><text:s text:c="4"/>&lt;to variable=“<text:span text:style-name="T6">WFMID“ </text:span><text:span text:style-name="T13">/&gt;</text:span>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7">&lt;variable name=“<text:span text:style-name="T1">DWDLVariableName</text:span>“ </text:p>
            <text:p text:style-name="P11"><text:s/>type=“<text:span text:style-name="T1">DWDLVariableType</text:span>“</text:p>
            <text:p text:style-name="P11"><text:s/>configurationVarialbe=“<text:span text:style-name="T1">yes</text:span>“&gt;</text:p>
            <text:p text:style-name="P12">&lt;/variable&gt;</text:p>
          </table:table-cell>
        </table:table-row>
        <table:table-row>
          <table:table-cell table:style-name="Tabelle12.A2" office:value-type="string">
            <text:p text:style-name="P6">&lt;assign&gt;</text:p>
            <text:p text:style-name="P6"><text:s text:c="2"/>&lt;copy&gt;</text:p>
            <text:p text:style-name="P6"><text:s text:c="4"/>&lt;from variable=<text:span text:style-name="T6">startConfigurations </text:span><text:span text:style-name="T13">property=“</text:span><text:span text:style-name="T3">DWDLVariableName</text:span><text:span text:style-name="T13">“</text:span><text:span text:style-name="T6"> </text:span><text:span text:style-name="T13">/</text:span>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ext:p text:style-name="P3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7">&lt;variable name=“<text:span text:style-name="T1">DWDLVariableName</text:span>“ </text:p>
            <text:p text:style-name="P11"><text:s/>type=“<text:span text:style-name="T1">DWDLVariableType</text:span>“</text:p>
            <text:p text:style-name="P11"><text:s/>configurationVarialbe=“<text:span text:style-name="T1">no</text:span>“&gt;</text:p>
            <text:p text:style-name="P11"><text:s text:c="2"/>&lt;initialValue&gt;</text:p>
            <text:p text:style-name="P11"><text:s text:c="4"/><text:span text:style-name="T1">any Literal</text:span></text:p>
            <text:p text:style-name="P11"><text:s text:c="2"/>&lt;/initialValue&gt;</text:p>
            <text:p text:style-name="P12">&lt;/variable&gt;</text:p>
          </table:table-cell>
        </table:table-row>
        <table:table-row>
          <table:table-cell table:style-name="Tabelle13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any Literal</text:span>&lt;/literal&gt;&lt;/from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able:table table:name="Tabelle14" table:style-name="Tabelle14">
        <table:table-column table:style-name="Tabelle14.A"/>
        <text:soft-page-break/>
        <table:table-row>
          <table:table-cell table:style-name="Tabelle14.A1" office:value-type="string">
            <text:p text:style-name="P17">&lt;variable name=“<text:span text:style-name="T1">DWDLVariableName</text:span>“ </text:p>
            <text:p text:style-name="P11"><text:s/>type=“<text:span text:style-name="T1">DWDLVariableType</text:span>“</text:p>
            <text:p text:style-name="P11"><text:s/>configurationVarialbe=“<text:span text:style-name="T1">no</text:span>“&gt;</text:p>
            <text:p text:style-name="P11"><text:s text:c="2"/>&lt;initialValues&gt;</text:p>
            <text:p text:style-name="P11"><text:s text:c="4"/><text:span text:style-name="T7">&lt;initialValue&gt;</text:span></text:p>
            <text:p text:style-name="P11"><text:span text:style-name="T7"><text:s text:c="6"/></text:span><text:span text:style-name="T1">value1</text:span></text:p>
            <text:p text:style-name="P11"><text:span text:style-name="T1"><text:s text:c="4"/></text:span><text:span text:style-name="T7">&lt;/initalValue&gt;</text:span></text:p>
            <text:p text:style-name="P15"><text:s text:c="4"/>&lt;initialValue&gt;</text:p>
            <text:p text:style-name="P14"><text:s text:c="6"/>value2</text:p>
            <text:p text:style-name="P11"><text:span text:style-name="T1"><text:s text:c="4"/></text:span><text:span text:style-name="T7">&lt;initialValue&gt;</text:span></text:p>
            <text:p text:style-name="P11"><text:s text:c="2"/>&lt;/initialValues&gt;</text:p>
            <text:p text:style-name="P12">&lt;/variable&gt;</text:p>
          </table:table-cell>
        </table:table-row>
        <table:table-row>
          <table:table-cell table:style-name="Tabelle14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value1 value2</text:span>&lt;/literal&gt;&lt;/from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6-25T19:31:51.90</dc:date>
    <meta:editing-duration>PT25H08M04S</meta:editing-duration>
    <meta:editing-cycles>238</meta:editing-cycles>
    <meta:generator>OpenOffice.org/3.1$Win32 OpenOffice.org_project/310m11$Build-9399</meta:generator>
    <meta:document-statistic meta:table-count="25" meta:image-count="0" meta:object-count="0" meta:page-count="9" meta:paragraph-count="412" meta:word-count="623" meta:character-count="9764"/>
    <meta:user-defined meta:name="Info 1"/>
    <meta:user-defined meta:name="Info 2"/>
    <meta:user-defined meta:name="Info 3"/>
    <meta:user-defined meta:name="Info 4"/>
  </office:meta>
</office:document-meta>
</file>